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03f2" officeooo:paragraph-rsid="003e03f2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01487" officeooo:paragraph-rsid="0040148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a0bbc" officeooo:paragraph-rsid="001bf317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648f3" officeooo:paragraph-rsid="0051b8a3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250c7" officeooo:paragraph-rsid="005250c7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9eb27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51b8a3" style:font-size-asian="12pt" style:font-weight-asian="bold" style:font-size-complex="12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0e27b" officeooo:paragraph-rsid="0051b8a3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98581" officeooo:paragraph-rsid="0051b8a3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698581" officeooo:paragraph-rsid="0051b8a3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250c7" officeooo:paragraph-rsid="005250c7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3e03f2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4681c4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a0036" officeooo:paragraph-rsid="004648f3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a0036" officeooo:paragraph-rsid="0044638f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a0036" officeooo:paragraph-rsid="00401487" style:font-size-asian="12pt" style:font-weight-asian="normal" style:font-size-complex="12pt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a0036" officeooo:paragraph-rsid="004648f3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03f2" officeooo:paragraph-rsid="003e03f2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e03f2" officeooo:paragraph-rsid="0051b8a3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51b8a3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3e03f2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51b8a3"/>
    </style:style>
    <style:style style:name="P25" style:family="paragraph" style:parent-style-name="Standard" style:list-style-name="L5">
      <style:paragraph-properties fo:text-align="start" style:justify-single-word="false"/>
      <style:text-properties officeooo:paragraph-rsid="004681c4"/>
    </style:style>
    <style:style style:name="P26" style:family="paragraph" style:parent-style-name="Standard" style:list-style-name="L6">
      <style:paragraph-properties fo:text-align="start" style:justify-single-word="false"/>
      <style:text-properties officeooo:paragraph-rsid="00401487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4681c4"/>
    </style:style>
    <style:style style:name="P28" style:family="paragraph" style:parent-style-name="Standard" style:list-style-name="L7">
      <style:paragraph-properties fo:text-align="start" style:justify-single-word="false"/>
      <style:text-properties officeooo:paragraph-rsid="004681c4"/>
    </style:style>
    <style:style style:name="P29" style:family="paragraph" style:parent-style-name="Standard" style:list-style-name="L3">
      <style:paragraph-properties fo:text-align="start" style:justify-single-word="false"/>
      <style:text-properties officeooo:rsid="0051d3f9" officeooo:paragraph-rsid="0051d3f9"/>
    </style:style>
    <style:style style:name="P30" style:family="paragraph" style:parent-style-name="Standard" style:list-style-name="L4">
      <style:paragraph-properties fo:text-align="start" style:justify-single-word="false"/>
      <style:text-properties officeooo:rsid="003e03f2" officeooo:paragraph-rsid="0047c676"/>
    </style:style>
    <style:style style:name="P31" style:family="paragraph" style:parent-style-name="Standard" style:list-style-name="L6">
      <style:paragraph-properties fo:text-align="start" style:justify-single-word="false"/>
      <style:text-properties officeooo:rsid="003e03f2" officeooo:paragraph-rsid="00401487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a0036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3b29e7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3bd701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e03f2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01487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681c4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3e18bd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4648f3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4b6865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1b8a3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1d3f9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57620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a0036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3bd701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d33cf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f508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3e03f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01487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44638f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648f3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8f8ef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e2607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512458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1b8a3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b6865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564349" style:font-size-asian="12pt" style:font-weight-asian="bold" style:font-size-complex="12pt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3e03f2" style:font-weight-asian="bold" style:font-weight-complex="bold"/>
    </style:style>
    <style:style style:name="T35" style:family="text">
      <style:text-properties fo:font-weight="bold" officeooo:rsid="0044638f" style:font-weight-asian="bold" style:font-weight-complex="bold"/>
    </style:style>
    <style:style style:name="T36" style:family="text">
      <style:text-properties fo:font-weight="bold" officeooo:rsid="004648f3" style:font-weight-asian="bold" style:font-weight-complex="bold"/>
    </style:style>
    <style:style style:name="T37" style:family="text">
      <style:text-properties fo:font-weight="bold" officeooo:rsid="0047c676" style:font-weight-asian="bold" style:font-weight-complex="bold"/>
    </style:style>
    <style:style style:name="T38" style:family="text">
      <style:text-properties officeooo:rsid="003e03f2"/>
    </style:style>
    <style:style style:name="T39" style:family="text">
      <style:text-properties style:text-line-through-style="none" style:text-line-through-type="none" officeooo:rsid="00305128"/>
    </style:style>
    <style:style style:name="T40" style:family="text">
      <style:text-properties style:text-line-through-style="none" style:text-line-through-type="none" fo:font-weight="bold" officeooo:rsid="00305128" style:font-weight-asian="bold" style:font-weight-complex="bold"/>
    </style:style>
    <style:style style:name="T41" style:family="text">
      <style:text-properties style:text-line-through-style="none" style:text-line-through-type="none" fo:font-weight="bold" officeooo:rsid="004648f3" style:font-weight-asian="bold" style:font-weight-complex="bold"/>
    </style:style>
    <style:style style:name="T42" style:family="text">
      <style:text-properties style:text-line-through-style="none" style:text-line-through-type="none" officeooo:rsid="004648f3"/>
    </style:style>
    <style:style style:name="T43" style:family="text">
      <style:text-properties style:text-line-through-style="none" style:text-line-through-type="none" style:font-name="DejaVu Sans Condensed" fo:font-size="12pt" fo:font-weight="bold" style:font-size-asian="12pt" style:font-weight-asian="bold" style:font-size-complex="12pt" style:font-weight-complex="bold"/>
    </style:style>
    <style:style style:name="T44" style:family="text">
      <style:text-properties style:text-line-through-style="none" style:text-line-through-type="none" style:font-name="DejaVu Sans Condensed" fo:font-size="12pt" fo:font-weight="bold" officeooo:rsid="0060e27b" style:font-size-asian="12pt" style:font-weight-asian="bold" style:font-size-complex="12pt" style:font-weight-complex="bold"/>
    </style:style>
    <style:style style:name="T45" style:family="text">
      <style:text-properties officeooo:rsid="0044638f"/>
    </style:style>
    <style:style style:name="T46" style:family="text">
      <style:text-properties officeooo:rsid="004648f3"/>
    </style:style>
    <style:style style:name="T47" style:family="text">
      <style:text-properties officeooo:rsid="0051b8a3"/>
    </style:style>
    <style:style style:name="T48" style:family="text">
      <style:text-properties officeooo:rsid="0053817f"/>
    </style:style>
    <style:style style:name="T49" style:family="text">
      <style:text-properties officeooo:rsid="0054a90f"/>
    </style:style>
    <style:style style:name="T50" style:family="text">
      <style:text-properties officeooo:rsid="0057bf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8">5</text:span><text:span text:style-name="T29">0</text:span><text:span text:style-name="T18">1</text:span><text:span text:style-name="T16"> - </text:span><text:span text:style-name="T14">A/G </text:span><text:span text:style-name="T15">- </text:span><text:span text:style-name="T32">A/G Radar, </text:span><text:span text:style-name="T22">Guns, </text:span><text:span text:style-name="T17">Rockets</text:span></text:p>
      <text:p text:style-name="P4"/>
      <text:p text:style-name="P9">Fence In</text:p>
      <text:list xml:id="list2089033481" text:style-name="L1">
        <text:list-item>
          <text:p text:style-name="P10">Master Arm ... ON (B2 button to toggle)</text:p>
        </text:list-item>
        <text:list-item>
          <text:p text:style-name="P12"><text:span text:style-name="T44">R</text:span><text:span text:style-name="T43">adar ... EMIT (Mode knob to 4)</text:span></text:p>
        </text:list-item>
        <text:list-item>
          <text:p text:style-name="P11">Gun arming switch ... ARM (B1 button to toggle)</text:p>
        </text:list-item>
      </text:list>
      <text:p text:style-name="P5"/>
      <text:p text:style-name="P7">A/G Radar<text:span text:style-name="T48"> -- WIP</text:span></text:p>
      <text:list xml:id="list2188672386" text:style-name="L2">
        <text:list-item>
          <text:p text:style-name="P13">DEC mode (terrain avoidance)</text:p>
          <text:list>
            <text:list-item>
              <text:p text:style-name="P13">DEC button to turn on (forward of throttle??), <text:span text:style-name="T49">"</text:span>A<text:span text:style-name="T49">"</text:span> button to turn off??</text:p>
            </text:list-item>
            <text:list-item>
              <text:p text:style-name="P13">Max range 10 nmi??</text:p>
            </text:list-item>
            <text:list-item>
              <text:p text:style-name="P13">Set safety clearance threshold with elevation up/down. <text:s/>-200 ft recommended. <text:s/>Terrain at the threshold altitude will be yellow, terrain above altitude will be red, below will be green.</text:p>
            </text:list-item>
            <text:list-item>
              <text:p text:style-name="P13">DEC mode can be used with an A/A locked target as well, as SHB mode.</text:p>
            </text:list-item>
          </text:list>
        </text:list-item>
        <text:list-item>
          <text:p text:style-name="P13"><text:span text:style-name="T50">VISU or </text:span>VIS mode (ground mapping mode for navigation)</text:p>
          <text:list>
            <text:list-item>
              <text:p text:style-name="P13">VIS button to turn on (under throttle??)</text:p>
            </text:list-item>
            <text:list-item>
              <text:p text:style-name="P13"><text:span text:style-name="T50">Up to </text:span>40 nmi range</text:p>
            </text:list-item>
            <text:list-item>
              <text:p text:style-name="P13">adjust gain with knob under throttle</text:p>
            </text:list-item>
            <text:list-item>
              <text:p text:style-name="P13">light color means stronger returns.</text:p>
            </text:list-item>
            <text:list-item>
              <text:p text:style-name="P13">Can also be used to find ships</text:p>
            </text:list-item>
          </text:list>
        </text:list-item>
      </text:list>
      <text:p text:style-name="P5"/>
      <text:p text:style-name="P6">Mixing weapons</text:p>
      <text:list xml:id="list955504656" text:style-name="L3">
        <text:list-item>
          <text:p text:style-name="P22"><text:span text:style-name="T9">Can have </text:span><text:span text:style-name="T10">bombs, and rockets on inner wing pylon</text:span><text:span text:style-name="T12"> only</text:span><text:span text:style-name="T10">. <text:s/>Rockets on outer wing pylon </text:span><text:span text:style-name="T11">can be fitted </text:span><text:span text:style-name="T30">but </text:span><text:span text:style-name="T31">cannot be selected</text:span><text:span text:style-name="T30">, so is not valid</text:span><text:span text:style-name="T10">.</text:span></text:p>
        </text:list-item>
        <text:list-item>
          <text:p text:style-name="P29"><text:span text:style-name="T10">C</text:span><text:span text:style-name="T1">annot mix A/G weapons with Super 530D missiles, only Magics.</text:span></text:p>
        </text:list-item>
      </text:list>
      <text:p text:style-name="P1"/>
      <text:p text:style-name="P2">Guns/Strafing</text:p>
      <text:list xml:id="list2427957830" text:style-name="L4">
        <text:list-item>
          <text:p text:style-name="P14">Press <text:span text:style-name="T35">Gray Reset Hat press</text:span><text:span text:style-name="T45"> ("</text:span>CNM <text:span text:style-name="T45">Switch n</text:span>eutral<text:span text:style-name="T45">").</text:span></text:p>
        </text:list-item>
        <text:list-item>
          <text:p text:style-name="P14">On <text:span text:style-name="T33">PPA</text:span> (above right knee):</text:p>
          <text:list>
            <text:list-item>
              <text:p text:style-name="P14"><text:span text:style-name="T34">530D/Rockets/Guns Firing Mode Selector button</text:span> ... <text:span text:style-name="T34">TOT</text:span><text:span text:style-name="T38"> for continuous fire, </text:span><text:span text:style-name="T34">PAR</text:span><text:span text:style-name="T38"> for 8 round burst (right side of PPA panel)</text:span></text:p>
            </text:list-item>
          </text:list>
        </text:list-item>
        <text:list-item>
          <text:p text:style-name="P23"><text:span text:style-name="T23">Gun Arm/Safe switch</text:span><text:span text:style-name="T5"> ... </text:span><text:span text:style-name="T23">ARM</text:span><text:span text:style-name="T5"> (</text:span><text:span text:style-name="T23">B</text:span><text:span text:style-name="T25">1</text:span><text:span text:style-name="T23"> press to toggle</text:span><text:span text:style-name="T5">) (left console front vertical panel)</text:span></text:p>
        </text:list-item>
        <text:list-item>
          <text:p text:style-name="P14">On <text:span text:style-name="T33">PCA</text:span> (above left knee):</text:p>
          <text:list>
            <text:list-item>
              <text:p text:style-name="P20"><text:span text:style-name="T33">Gun Mode button</text:span> ... <text:span text:style-name="T33">Press</text:span> so it shows "<text:span text:style-name="T33">P</text:span>" (left side of PCA panel)</text:p>
            </text:list-item>
            <text:list-item>
              <text:p text:style-name="P23"><text:span text:style-name="T2">Select </text:span><text:span text:style-name="T19">TAS</text:span><text:span text:style-name="T2"> and </text:span><text:span text:style-name="T19">RS</text:span><text:span text:style-name="T2"> </text:span><text:span text:style-name="T3">(</text:span><text:span text:style-name="T4">Radar should be set to </text:span><text:span text:style-name="T20">EMIT</text:span><text:span text:style-name="T4"> and </text:span><text:span text:style-name="T3">Radar Altimeter should be </text:span><text:span text:style-name="T21">ON</text:span><text:span text:style-name="T3">).</text:span></text:p>
            </text:list-item>
            <text:list-item>
              <text:p text:style-name="P30"><text:span text:style-name="T3">S</text:span><text:span text:style-name="T1">elect </text:span><text:span text:style-name="T13">RAP</text:span><text:span text:style-name="T1"> (default) for rapid firing rate, </text:span><text:span text:style-name="T13">LEN</text:span><text:span text:style-name="T1"> for slow firing rate.</text:span></text:p>
            </text:list-item>
          </text:list>
        </text:list-item>
        <text:list-item>
          <text:p text:style-name="P23"><text:span text:style-name="T2">Set HUD to </text:span><text:span text:style-name="T27">CAS</text:span><text:span text:style-name="T2"> mode with </text:span><text:span text:style-name="T26">Dish Hat up</text:span><text:span text:style-name="T9"> ("</text:span><text:span text:style-name="T2">Weapons System CMD FWD</text:span><text:span text:style-name="T9">").</text:span></text:p>
        </text:list-item>
        <text:list-item>
          <text:p text:style-name="P15">Put pipper on target and press <text:span text:style-name="T33">Trigger</text:span> to <text:span text:style-name="T38">fire</text:span>.</text:p>
        </text:list-item>
      </text:list>
      <text:list xml:id="list1430814868" text:style-name="L5">
        <text:list-item>
          <text:list>
            <text:list-item>
              <text:p text:style-name="P25"><text:span text:style-name="T7">In range when pipper starts to unwind.</text:span><text:span text:style-name="T5"> <text:s/></text:span><text:span text:style-name="T8">Ammo counter</text:span><text:span text:style-name="T7">s</text:span><text:span text:style-name="T8"> </text:span><text:span text:style-name="T7">for left/right </text:span><text:span text:style-name="T8">at bottom of HUD.</text:span></text:p>
            </text:list-item>
          </text:list>
        </text:list-item>
      </text:list>
      <text:list xml:id="list123213167728264" text:continue-list="list2427957830" text:style-name="L4">
        <text:list-item>
          <text:p text:style-name="P21">When done with cannon<text:span text:style-name="T47">:</text:span></text:p>
          <text:list>
            <text:list-item>
              <text:p text:style-name="P24"><text:span text:style-name="T11">P</text:span><text:span text:style-name="T5">ress </text:span><text:span text:style-name="T23">Gun Mode button</text:span><text:span text:style-name="T5"> on PCA panel so the "</text:span><text:span text:style-name="T23">P</text:span><text:span text:style-name="T5">" goes away.</text:span></text:p>
            </text:list-item>
            <text:list-item>
              <text:p text:style-name="P16"><text:span text:style-name="T39">Set HUD back to </text:span><text:span text:style-name="T40">NAV</text:span><text:span text:style-name="T39"> mode with </text:span><text:span text:style-name="T41">Dish Hat down</text:span><text:span text:style-name="T42"> ("</text:span><text:span text:style-name="T39">Weapons System CMD AFT</text:span><text:span text:style-name="T42">")</text:span><text:span text:style-name="T39">.</text:span></text:p>
            </text:list-item>
          </text:list>
        </text:list-item>
      </text:list>
      <text:p text:style-name="P1"/>
      <text:p text:style-name="P3">Rockets</text:p>
      <text:list xml:id="list4052998815" text:style-name="L6">
        <text:list-item>
          <text:p text:style-name="P17">Press <text:span text:style-name="T35">Gray Reset Hat press</text:span><text:span text:style-name="T45"> ("</text:span>CNM <text:span text:style-name="T45">Switch n</text:span>eutral<text:span text:style-name="T45">").</text:span></text:p>
        </text:list-item>
        <text:list-item>
          <text:p text:style-name="P18">On <text:span text:style-name="T33">PPA</text:span> (above right knee):</text:p>
          <text:list>
            <text:list-item>
              <text:p text:style-name="P26"><text:span text:style-name="T23">530D/Rockets/Guns Firing Mode Selector button</text:span><text:span text:style-name="T2"> ... </text:span><text:span text:style-name="T23">TOT</text:span><text:span text:style-name="T5"> for </text:span><text:span text:style-name="T6">ripple fire</text:span><text:span text:style-name="T5">, </text:span><text:span text:style-name="T23">PAR</text:span><text:span text:style-name="T5"> for </text:span><text:span text:style-name="T6">single rockets </text:span><text:span text:style-name="T5">(right side of PPA panel)</text:span></text:p>
            </text:list-item>
          </text:list>
        </text:list-item>
        <text:list-item>
          <text:p text:style-name="P18">On <text:span text:style-name="T33">PCA</text:span> (above left knee):</text:p>
          <text:list>
            <text:list-item>
              <text:p text:style-name="P26"><text:span text:style-name="T2">Select </text:span><text:span text:style-name="T24">RK3</text:span><text:span text:style-name="T4"> for </text:span><text:span text:style-name="T6">rockets</text:span><text:span text:style-name="T2">.</text:span></text:p>
            </text:list-item>
            <text:list-item>
              <text:p text:style-name="P26"><text:span text:style-name="T2">Select </text:span><text:span text:style-name="T19">TAS</text:span><text:span text:style-name="T2"> and </text:span><text:span text:style-name="T19">RS</text:span><text:span text:style-name="T2"> </text:span><text:span text:style-name="T3">(</text:span><text:span text:style-name="T4">Radar should be set to </text:span><text:span text:style-name="T20">EMIT</text:span><text:span text:style-name="T4"> and </text:span><text:span text:style-name="T3">Radar Altimeter should be </text:span><text:span text:style-name="T21">ON</text:span><text:span text:style-name="T3">).</text:span></text:p>
            </text:list-item>
            <text:list-item>
              <text:p text:style-name="P31"><text:span text:style-name="T3">S</text:span><text:span text:style-name="T1">elect </text:span><text:span text:style-name="T24">EXT</text:span><text:span text:style-name="T6"> or </text:span><text:span text:style-name="T24">INT</text:span><text:span text:style-name="T6"> for outboard or inboard rocket pods, or both.</text:span></text:p>
            </text:list-item>
          </text:list>
        </text:list-item>
        <text:list-item>
          <text:p text:style-name="P19">Set HUD to <text:span text:style-name="T37">RK</text:span> mode with <text:span text:style-name="T36">Dish Hat up</text:span><text:span text:style-name="T46"> ("</text:span>Weapons System CMD FWD<text:span text:style-name="T46">").</text:span></text:p>
        </text:list-item>
        <text:list-item>
          <text:p text:style-name="P27"><text:span text:style-name="T2">Put pipper on target and press </text:span><text:span text:style-name="T30">Trigger</text:span><text:span text:style-name="T2"> to </text:span><text:span text:style-name="T5">fire</text:span><text:span text:style-name="T2">.</text:span></text:p>
        </text:list-item>
      </text:list>
      <text:list xml:id="list1404834916" text:style-name="L7">
        <text:list-item>
          <text:list>
            <text:list-item>
              <text:p text:style-name="P28"><text:span text:style-name="T7">In range when pipper starts to unwind.</text:span><text:span text:style-name="T5"> <text:s/></text:span><text:span text:style-name="T8">Ammo counter</text:span><text:span text:style-name="T7">s</text:span><text:span text:style-name="T8"> </text:span><text:span text:style-name="T7">for left/right </text:span><text:span text:style-name="T8">at bottom of HUD.</text:span></text:p>
            </text:list-item>
          </text:list>
        </text:list-item>
      </text:list>
      <text:list xml:id="list123214146192776" text:continue-list="list4052998815" text:style-name="L6">
        <text:list-item>
          <text:p text:style-name="P18"><text:span text:style-name="T39">Set HUD back to </text:span><text:span text:style-name="T40">NAV</text:span><text:span text:style-name="T39"> mode with </text:span><text:span text:style-name="T41">Dish Hat down</text:span><text:span text:style-name="T42"> ("</text:span><text:span text:style-name="T39">Weapons System CMD AFT</text:span><text:span text:style-name="T42">")</text:span><text:span text:style-name="T39">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7T12:32:12.593000000</dc:date>
    <meta:editing-duration>PT14H2M13S</meta:editing-duration>
    <meta:editing-cycles>6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7" meta:word-count="503" meta:character-count="2577" meta:non-whitespace-character-count="2157"/>
  </office:meta>
</office:document-meta>
</file>